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Measles" table:style-name="ta1">
        <table:table-column table:style-name="co1" table:number-columns-repeated="16" table:default-cell-style-name="ce1"/>
        <table:table-column table:style-name="co2" table:number-columns-repeated="16368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uthors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Year (of Publication or of Study)</text:p>
          </table:table-cell>
          <table:table-cell office:value-type="string" table:style-name="ce1">
            <text:p>Journal</text:p>
          </table:table-cell>
          <table:table-cell office:value-type="string" table:style-name="ce1">
            <text:p>Type (case control, epidemiological)</text:p>
          </table:table-cell>
          <table:table-cell office:value-type="string" table:style-name="ce1">
            <text:p>Peer-reviewed</text:p>
          </table:table-cell>
          <table:table-cell office:value-type="string" table:style-name="ce1">
            <text:p>Retrospective</text:p>
          </table:table-cell>
          <table:table-cell office:value-type="string" table:style-name="ce1">
            <text:p>Drug Company Connections</text:p>
          </table:table-cell>
          <table:table-cell office:value-type="string" table:style-name="ce1">
            <text:p>Government Funded?</text:p>
          </table:table-cell>
          <table:table-cell office:value-type="string" table:style-name="ce1">
            <text:p>Number of participants</text:p>
          </table:table-cell>
          <table:table-cell office:value-type="string" table:style-name="ce1">
            <text:p>Efficacy (of schedule at time of publication. See one dose v two category for more info)</text:p>
          </table:table-cell>
          <table:table-cell office:value-type="string" table:style-name="ce1">
            <text:p>Vaccine</text:p>
          </table:table-cell>
          <table:table-cell office:value-type="string" table:style-name="ce1">
            <text:p>Number doses</text:p>
          </table:table-cell>
          <table:table-cell office:value-type="string" table:style-name="ce1">
            <text:p>Source</text:p>
          </table:table-cell>
          <table:table-cell office:value-type="string" table:style-name="ce1">
            <text:p>Country</text:p>
          </table:table-cell>
          <table:table-cell office:value-type="string" table:style-name="ce1">
            <text:p>Notes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Marks, JA, Halpin TJ, Orenstein WA</text:p>
          </table:table-cell>
          <table:table-cell office:value-type="string" table:style-name="ce1">
            <text:p>Measles vaccine efficacy in children previously vaccinated at 12 months of age</text:p>
          </table:table-cell>
          <table:table-cell office:value-type="float" office:value="1978" table:style-name="ce1">
            <text:p>1978</text:p>
          </table:table-cell>
          <table:table-cell office:value-type="string" table:style-name="ce1">
            <text:p>Pediatrics, 62(6):</text:p>
          </table:table-cell>
          <table:table-cell office:value-type="string" table:style-name="ce1">
            <text:p>Epidemiologic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?</text:p>
          </table:table-cell>
          <table:table-cell office:value-type="string" table:style-name="ce1">
            <text:p>CDC and Ohio Department of Health</text:p>
          </table:table-cell>
          <table:table-cell office:value-type="float" office:value="71" table:style-name="ce1">
            <text:p>71</text:p>
          </table:table-cell>
          <table:table-cell office:value-type="float" office:value="95.5" table:style-name="ce1">
            <text:p>95.5</text:p>
          </table:table-cell>
          <table:table-cell office:value-type="string" table:style-name="ce1">
            <text:p>Undeclared</text:p>
          </table:table-cell>
          <table:table-cell office:value-type="string" table:style-name="ce1">
            <text:p>Unstated (likely one)</text:p>
          </table:table-cell>
          <table:table-cell office:value-type="string" table:style-name="ce1">
            <text:p><text:a xlink:href="http://pediatrics.aappublications.org.libproxy.ucl.ac.uk/content/62/6/955">http://pediatrics.aappublications.org.libproxy.ucl.ac.uk/content/62/6/955</text:a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This paper points out that vaccination was moved from 9 months to 12 when it was discovered that low levels of maternal antibodies at 12 months could interfere with efficacy; <text:s/>method of calculation adjusts for vaccinations that occurred during the outbreak; because of the age of study (and they examined people over 20) presumably vaccine given could have varied and single-dose was common. Children with multiple vaccinations were excluded from study; have reported effectiveness in children vaccinated at 12 months of age. Those vaccinated earlier efficacy was lower.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ECDC</text:p>
          </table:table-cell>
          <table:table-cell office:value-type="string" table:style-name="ce1">
            <text:p>Measles and rubella monitoring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Epidemiologica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?</text:p>
          </table:table-cell>
          <table:table-cell office:value-type="string" table:style-name="ce1">
            <text:p>ECDC</text:p>
          </table:table-cell>
          <table:table-cell office:value-type="float" office:value="8952" table:formula="of:=8910+42" table:style-name="ce1">
            <text:p>8952</text:p>
          </table:table-cell>
          <table:table-cell office:value-type="float" office:value="99.9" table:style-name="ce1">
            <text:p>99.9</text:p>
          </table:table-cell>
          <table:table-cell office:value-type="string" table:style-name="ce1">
            <text:p>Undeclare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<text:a xlink:href="http://ecdc.europa.eu/en/publications/Publications/measles-rubella-surveillance-oct-2013.pdf">http://ecdc.europa.eu/en/publications/Publications/measles-rubella-surveillance-oct-2013.pdf</text:a></text:p>
          </table:table-cell>
          <table:table-cell office:value-type="string" table:style-name="ce1">
            <text:p>Europe (30 EU countries)</text:p>
          </table:table-cell>
          <table:table-cell office:value-type="string" table:style-name="ce1">
            <text:p>To calculate an efficacy, you need to know the vaccine coverage, which this report takes from 2011 WHO data. I used the numbers for percentage with two doses from Germany (85-94), Italy (no data), the Netherlands (77-84%), Romania (85-94) and the UK (85-94) since that's where 94% of cases came from (and the number of patients reflects that I just used two doses v one dose in the efficacy calculation although maybe I should include the one dose and unknown groups, but these will only change numbers slightly because those groups are small relative to the unvaccinated). Using 85% coverage vs 94% results in &gt;99% efficacy calculated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Weldegebriel, GG et al.</text:p>
          </table:table-cell>
          <table:table-cell office:value-type="string" table:style-name="ce1">
            <text:p>Measles Resurgence Following a Nationwide Measles Vaccination Campaign in Nigeria, 2005–2008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Journal of Infectious Diseases</text:p>
          </table:table-cell>
          <table:table-cell office:value-type="string" table:style-name="ce1">
            <text:p>Epidemiologic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HO and CDC</text:p>
          </table:table-cell>
          <table:table-cell office:value-type="float" office:value="9510" table:style-name="ce1">
            <text:p>9510</text:p>
          </table:table-cell>
          <table:table-cell office:value-type="float" office:value="81.242287124640072" table:formula="of:=(71.5/32-28.5/68)/(71.5/32)*100" table:style-name="ce1">
            <text:p>81.24228712</text:p>
          </table:table-cell>
          <table:table-cell office:value-type="string" table:style-name="ce1">
            <text:p>Undeclare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a xlink:href="http://jid.oxfordjournals.org/content/204/suppl_1/S226.full">http://jid.oxfordjournals.org/content/204/suppl_1/S226.full</text:a></text:p>
          </table:table-cell>
          <table:table-cell office:value-type="string" table:style-name="ce1">
            <text:p>Nigeria</text:p>
          </table:table-cell>
          <table:table-cell office:value-type="string" table:style-name="ce1">
            <text:p>Because of low coverage and outbreaks, Nigeria vaccinated starting at 9 months as part of a catch-up campaign beginning in 2005. Effectiveness is known to be lower at this age than at 12 months. Coverage varies widely by state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Luquero, FJ et al.</text:p>
          </table:table-cell>
          <table:table-cell office:value-type="string" table:style-name="ce1">
            <text:p>A Long-Lasting Measles Epidemic in Maroua, Cameroon 2008–2009: Mass Vaccination as Response to the Epidemic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Journal of Infectious Diseases</text:p>
          </table:table-cell>
          <table:table-cell office:value-type="string" table:style-name="ce1">
            <text:p>Epidemiological, <text:s/>Case-contro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HO and MSF</text:p>
          </table:table-cell>
          <table:table-cell office:value-type="float" office:value="2963" table:style-name="ce1">
            <text:p>2963</text:p>
          </table:table-cell>
          <table:table-cell office:value-type="float" office:value="94" table:style-name="ce1">
            <text:p>94</text:p>
          </table:table-cell>
          <table:table-cell table:style-name="ce1"/>
          <table:table-cell office:value-type="string" table:style-name="ce1">
            <text:p>&gt;1</text:p>
          </table:table-cell>
          <table:table-cell office:value-type="string" table:style-name="ce1">
            <text:p><text:a xlink:href="http://jid.oxfordjournals.org/content/204/suppl_1/S243.full">http://jid.oxfordjournals.org/content/204/suppl_1/S243.full</text:a></text:p>
          </table:table-cell>
          <table:table-cell office:value-type="string" table:style-name="ce1">
            <text:p>Cameroon</text:p>
          </table:table-cell>
          <table:table-cell office:value-type="string" table:style-name="ce1">
            <text:p>Study done as part of an outbreak in Maroua area; found high measles incidence in regions with 71% coverage and lower incidence where 84% coverage. Following outbreak response immunization program, coverage was &gt;90% and incidence decreased rapidly. <text:s/>Reported in special journal supplement sponsored by WHO. They report the vaccine effectiveness at 3 stages during and after outbreak and get 96, 98 and 94%, which agree within error. Not all measles cases could be serologically confirmed so may be over-reported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german, DE et al.</text:p>
          </table:table-cell>
          <table:table-cell office:value-type="string" table:style-name="ce1">
            <text:p>Preplanned National Measles Vaccination Campaign at the Beginning of a Measles Outbreak—Sierra Leone, 2009–2010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Journal of Infectious Diseases</text:p>
          </table:table-cell>
          <table:table-cell office:value-type="string" table:style-name="ce1">
            <text:p>Epidemiologic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DC, WHO UNICEF</text:p>
          </table:table-cell>
          <table:table-cell table:number-columns-repeated="4" table:style-name="ce1"/>
          <table:table-cell office:value-type="string" table:style-name="ce1">
            <text:p><text:a xlink:href="http://jid.oxfordjournals.org/content/204/suppl_1/S260.full">http://jid.oxfordjournals.org/content/204/suppl_1/S260.full</text:a></text:p>
          </table:table-cell>
          <table:table-cell office:value-type="string" table:style-name="ce1">
            <text:p>Sierra Leone</text:p>
          </table:table-cell>
          <table:table-cell office:value-type="string" table:style-name="ce1">
            <text:p>Following the largest measles outbreak in a decade; part of a journal supplement sponsored by CDC</text:p>
          </table:table-cell>
          <table:table-cell table:number-columns-repeated="1636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Sherrard L, Hiebert J, Cunliffe J, Mendoza L, Cutler J</text:p>
          </table:table-cell>
          <table:table-cell office:value-type="string" table:style-name="ce1">
            <text:p>Measles surveillance in Canada: 2015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Canada Communicable Disease Report</text:p>
          </table:table-cell>
          <table:table-cell office:value-type="string" table:style-name="ce1">
            <text:p>Epidemiological (outbreak)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HAC</text:p>
          </table:table-cell>
          <table:table-cell office:value-type="float" office:value="196" table:style-name="ce1">
            <text:p>196</text:p>
          </table:table-cell>
          <table:table-cell table:number-columns-repeated="4" table:style-name="ce1"/>
          <table:table-cell office:value-type="string" table:style-name="ce1">
            <text:p>Canada</text:p>
          </table:table-cell>
          <table:table-cell office:value-type="string" table:style-name="ce1">
            <text:p>Data include one international traveller, most cases from large outbreak in Quebec. 5 infants and 4 adults born pre-1970 were unvaccinated but meet current guidelines as up-to-date</text:p>
          </table:table-cell>
          <table:table-cell table:number-columns-repeated="16368"/>
        </table:table-row>
        <table:table-row table:number-rows-repeated="1048565" table:style-name="ro1">
          <table:table-cell table:number-columns-repeated="16384"/>
        </table:table-row>
      </table:table>
      <table:table table:name="Varicella" table:style-name="ta2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Unvacc sick</text:p>
          </table:table-cell>
          <table:table-cell office:value-type="string" table:style-name="ce1">
            <text:p>Vacc sick</text:p>
          </table:table-cell>
          <table:table-cell office:value-type="string" table:style-name="ce1">
            <text:p>Coverage</text:p>
          </table:table-cell>
          <table:table-cell office:value-type="string" table:style-name="ce1">
            <text:p>Efficacy</text:p>
          </table:table-cell>
          <table:table-cell table:number-columns-repeated="16380"/>
        </table:table-row>
        <table:table-row table:style-name="ro1">
          <table:table-cell office:value-type="float" office:value="71.5" table:style-name="ce1">
            <text:p>71.5</text:p>
          </table:table-cell>
          <table:table-cell office:value-type="float" office:value="28.5" table:style-name="ce1">
            <text:p>28.5</text:p>
          </table:table-cell>
          <table:table-cell office:value-type="float" office:value="0.68" table:style-name="ce1">
            <text:p>0.68</text:p>
          </table:table-cell>
          <table:table-cell office:value-type="float" office:value="81.242287124640072" table:formula="of:=([.A3]/(1-[.C3])-[.B3]/[.C3])/([.A3]/(1-[.C3]))*100" table:style-name="ce1">
            <text:p>81.24228712</text:p>
          </table:table-cell>
          <table:table-cell table:number-columns-repeated="16380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float" office:value="425" table:style-name="ce1">
            <text:p>425</text:p>
          </table:table-cell>
          <table:table-cell office:value-type="float" office:value="0.46" table:style-name="ce1">
            <text:p>0.46</text:p>
          </table:table-cell>
          <table:table-cell office:value-type="float" office:value="54.644268774703555" table:formula="of:=([.A4]/(1-[.C4])-[.B4]/[.C4])/([.A4]/(1-[.C4]))*100" table:style-name="ce1">
            <text:p>54.64426877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  <table:table table:name="Rubella" table:style-name="ta2">
        <table:table-column table:style-name="co1" table:number-columns-repeated="16" table:default-cell-style-name="ce1"/>
        <table:table-column table:style-name="co2" table:number-columns-repeated="16368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uthors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Publication Year</text:p>
          </table:table-cell>
          <table:table-cell office:value-type="string" table:style-name="ce1">
            <text:p>Journal</text:p>
          </table:table-cell>
          <table:table-cell office:value-type="string" table:style-name="ce1">
            <text:p>Type (case control, epidemiological)</text:p>
          </table:table-cell>
          <table:table-cell office:value-type="string" table:style-name="ce1">
            <text:p>Peer-reviewed</text:p>
          </table:table-cell>
          <table:table-cell office:value-type="string" table:style-name="ce1">
            <text:p>Retrospective</text:p>
          </table:table-cell>
          <table:table-cell office:value-type="string" table:style-name="ce1">
            <text:p>Drug Company Connections</text:p>
          </table:table-cell>
          <table:table-cell office:value-type="string" table:style-name="ce1">
            <text:p>Government Funded?</text:p>
          </table:table-cell>
          <table:table-cell office:value-type="string" table:style-name="ce1">
            <text:p>Number of participants</text:p>
          </table:table-cell>
          <table:table-cell office:value-type="string" table:style-name="ce1">
            <text:p>Efficacy (of schedule at time of publication. See one dose v two category for more info)</text:p>
          </table:table-cell>
          <table:table-cell office:value-type="string" table:style-name="ce1">
            <text:p>Vaccine</text:p>
          </table:table-cell>
          <table:table-cell office:value-type="string" table:style-name="ce1">
            <text:p>Number doses</text:p>
          </table:table-cell>
          <table:table-cell office:value-type="string" table:style-name="ce1">
            <text:p>Source</text:p>
          </table:table-cell>
          <table:table-cell office:value-type="string" table:style-name="ce1">
            <text:p>Country</text:p>
          </table:table-cell>
          <table:table-cell office:value-type="string" table:style-name="ce1">
            <text:p>Notes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ECDC</text:p>
          </table:table-cell>
          <table:table-cell office:value-type="string" table:style-name="ce1">
            <text:p>Measles and rubella monitoring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Epidemiologica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?</text:p>
          </table:table-cell>
          <table:table-cell office:value-type="string" table:style-name="ce1">
            <text:p>ECDC</text:p>
          </table:table-cell>
          <table:table-cell office:value-type="float" office:value="24390" table:formula="of:=23813+577" table:style-name="ce1">
            <text:p>24390</text:p>
          </table:table-cell>
          <table:table-cell office:value-type="float" office:value="99.572403605544181" table:formula="of:=(23813/15-577/85)/(23813/15)*100" table:style-name="ce1">
            <text:p>99.57240361</text:p>
          </table:table-cell>
          <table:table-cell office:value-type="string" table:style-name="ce1">
            <text:p>Undeclare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<text:a xlink:href="http://ecdc.europa.eu/en/publications/Publications/measles-rubella-surveillance-oct-2013.pdf">http://ecdc.europa.eu/en/publications/Publications/measles-rubella-surveillance-oct-2013.pdf</text:a></text:p>
          </table:table-cell>
          <table:table-cell office:value-type="string" table:style-name="ce1">
            <text:p>Europe (30 EU countries, but mostly Poland)</text:p>
          </table:table-cell>
          <table:table-cell office:value-type="string" table:style-name="ce1">
            <text:p>To calculate an efficacy, you need to know the vaccine coverage, which this report takes from 2011 WHO data. I used the numbers for percentage with two doses from Poland (85-99%) where 99% of cases were from (and the number of patients reflects that I just used two doses v one dose in the efficacy calculation although maybe I should include the one dose and unknown groups, but these will only change numbers slightly because those groups are small relative to the unvaccinated). Note that &lt;1% cases were lab-confirmed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Zimmerman L, et al.</text:p>
          </table:table-cell>
          <table:table-cell office:value-type="string" table:style-name="ce1">
            <text:p>Toward Rubella Elimination in Poland: Need for Supplemental Immunization Activities, Enhanced Surveillance, and Further Integration with Measles Elimination Efforts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The Journal of Infectious Diseases</text:p>
          </table:table-cell>
          <table:table-cell office:value-type="string" table:style-name="ce1">
            <text:p>Epidemiological</text:p>
          </table:table-cell>
          <table:table-cell office:value-type="string" table:style-name="ce1">
            <text:p>?</text:p>
          </table:table-cell>
          <table:table-cell office:value-type="string" table:style-name="ce1">
            <text:p>Y</text:p>
          </table:table-cell>
          <table:table-cell office:value-type="string" table:style-name="ce1">
            <text:p>One author has accepted funding for research purposes from GSK Biologicals for a study of pertussis epidemiology in Poland.</text:p>
          </table:table-cell>
          <table:table-cell office:value-type="string" table:style-name="ce1">
            <text:p>CDC, Polish National Institute of Public Health, Polish Epidemiology Station, WHO; supplement in which article appeared was sponsored by CDC</text:p>
          </table:table-cell>
          <table:table-cell office:value-type="float" office:value="400" table:style-name="ce1">
            <text:p>400</text:p>
          </table:table-cell>
          <table:table-cell office:value-type="float" office:value="99.686520376175551" table:formula="of:=(375+0.95*25-0.05*25)/(375+0.95*25)*100" table:style-name="ce1">
            <text:p>99.68652038</text:p>
          </table:table-cell>
          <table:table-cell office:value-type="string" table:style-name="ce1">
            <text:p>Various and age-dependent; 2-dose MMR has been used since 2005, but single-dose regimens and monovalent vaccines with various age-recommendations were used prior to this</text:p>
          </table:table-cell>
          <table:table-cell office:value-type="string" table:style-name="ce1">
            <text:p>1; 2</text:p>
          </table:table-cell>
          <table:table-cell office:value-type="string" table:style-name="ce1">
            <text:p><text:a xlink:href="http://jid.oxfordjournals.org/content/204/suppl_1/S389.full">http://jid.oxfordjournals.org/content/204/suppl_1/S389.full</text:a>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Data are from 2003-2008; They don't give national average vaccine coverage, only for girls at 15 or children under 3 for later years (because those are where it's on the schedule) so instead I took the graph of 2007 incidence by birth year and looked at the incidence in girls born in 1992 (~25) of whom 95% were vaccinated and boys born that year, who were not regularly vaccinated (~375). This assumes none of the boys were vaccinated and there is no preference for rubella infecting girls vs boys.</text:p>
          </table:table-cell>
          <table:table-cell table:number-columns-repeated="16368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>Colleen </meta:initial-creator>
    <dc:creator>Colleen</dc:creator>
    <meta:creation-date>2016-01-03T09:26:57Z</meta:creation-date>
    <dc:date>2017-01-30T16:36:55Z</dc:date>
    <meta:editing-cycles>50</meta:editing-cycles>
    <meta:editing-duration>PT642030S</meta:editing-duration>
  </office:meta>
</office:document-meta>
</file>